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widows="1"/>
      <style:text-properties fo:font-variant="normal" fo:text-transform="none" fo:color="#330000" style:font-name="Times New Roman" fo:font-size="15pt" fo:letter-spacing="normal" fo:font-style="normal" fo:font-weight="normal"/>
    </style:style>
    <style:style style:name="P2" style:family="paragraph" style:parent-style-name="Text_20_body" style:list-style-name="L1">
      <style:paragraph-properties fo:widows="1"/>
      <style:text-properties fo:font-variant="normal" fo:text-transform="none" fo:color="#330000" style:font-name="Times New Roman" fo:font-size="15pt" fo:letter-spacing="normal" fo:font-style="normal" fo:font-weight="normal"/>
    </style:style>
    <style:style style:name="P3" style:family="paragraph" style:parent-style-name="Text_20_body" style:list-style-name="L2">
      <style:paragraph-properties fo:widows="1"/>
      <style:text-properties fo:font-variant="normal" fo:text-transform="none" fo:color="#330000" style:font-name="Times New Roman" fo:font-size="15pt" fo:letter-spacing="normal" fo:font-style="normal" fo:font-weight="normal"/>
    </style:style>
    <style:style style:name="P4" style:family="paragraph" style:parent-style-name="Text_20_body" style:list-style-name="L5">
      <style:paragraph-properties fo:widows="1"/>
      <style:text-properties fo:font-variant="normal" fo:text-transform="none" fo:color="#330000" style:font-name="Times New Roman" fo:font-size="15pt" fo:letter-spacing="normal" fo:font-style="normal" fo:font-weight="normal"/>
    </style:style>
    <style:style style:name="P5" style:family="paragraph" style:parent-style-name="Text_20_body" style:list-style-name="L7">
      <style:paragraph-properties fo:widows="1"/>
      <style:text-properties fo:font-variant="normal" fo:text-transform="none" fo:color="#330000" style:font-name="Times New Roman" fo:font-size="15pt" fo:letter-spacing="normal" fo:font-style="normal" fo:font-weight="normal"/>
    </style:style>
    <style:style style:name="P6" style:family="paragraph" style:parent-style-name="Text_20_body" style:list-style-name="L8">
      <style:paragraph-properties fo:widows="1"/>
      <style:text-properties fo:font-variant="normal" fo:text-transform="none" fo:color="#330000" style:font-name="Times New Roman" fo:font-size="15pt" fo:letter-spacing="normal" fo:font-style="normal" fo:font-weight="normal"/>
    </style:style>
    <style:style style:name="P7" style:family="paragraph" style:parent-style-name="Text_20_body" style:list-style-name="L9">
      <style:paragraph-properties fo:widows="1"/>
      <style:text-properties fo:font-variant="normal" fo:text-transform="none" fo:color="#330000" style:font-name="Times New Roman" fo:font-size="15pt" fo:letter-spacing="normal" fo:font-style="normal" fo:font-weight="normal"/>
    </style:style>
    <style:style style:name="P8" style:family="paragraph" style:parent-style-name="Text_20_body" style:list-style-name="L11">
      <style:paragraph-properties fo:widows="1"/>
      <style:text-properties fo:font-variant="normal" fo:text-transform="none" fo:color="#330000" style:font-name="Times New Roman" fo:font-size="15pt" fo:letter-spacing="normal" fo:font-style="normal" fo:font-weight="normal"/>
    </style:style>
    <style:style style:name="P9" style:family="paragraph" style:parent-style-name="Text_20_body">
      <style:paragraph-properties fo:widows="1"/>
      <style:text-properties fo:font-variant="normal" fo:text-transform="none" fo:color="#330000" style:font-name="Times New Roman" fo:font-size="15pt" fo:letter-spacing="normal" fo:font-style="normal" fo:font-weight="normal" officeooo:rsid="001e543c" officeooo:paragraph-rsid="001e543c"/>
    </style:style>
    <style:style style:name="P10" style:family="paragraph" style:parent-style-name="Text_20_body">
      <style:paragraph-properties fo:widows="1"/>
    </style:style>
    <style:style style:name="P11" style:family="paragraph" style:parent-style-name="Text_20_body" style:list-style-name="L3">
      <style:paragraph-properties fo:widows="1"/>
    </style:style>
    <style:style style:name="P12" style:family="paragraph" style:parent-style-name="Text_20_body" style:list-style-name="L4">
      <style:paragraph-properties fo:widows="1"/>
    </style:style>
    <style:style style:name="P13" style:family="paragraph" style:parent-style-name="Text_20_body" style:list-style-name="L6">
      <style:paragraph-properties fo:widows="1"/>
    </style:style>
    <style:style style:name="P14" style:family="paragraph" style:parent-style-name="Text_20_body" style:list-style-name="L10">
      <style:paragraph-properties fo:widows="1"/>
    </style:style>
    <style:style style:name="P15" style:family="paragraph" style:parent-style-name="Text_20_body" style:list-style-name="L12">
      <style:paragraph-properties fo:widows="1"/>
    </style:style>
    <style:style style:name="P16" style:family="paragraph" style:parent-style-name="Text_20_body" style:list-style-name="L13">
      <style:paragraph-properties fo:widows="1"/>
    </style:style>
    <style:style style:name="P17" style:family="paragraph" style:parent-style-name="Text_20_body">
      <style:paragraph-properties fo:widows="1"/>
      <style:text-properties officeooo:paragraph-rsid="002208d8"/>
    </style:style>
    <style:style style:name="P18" style:family="paragraph" style:parent-style-name="Text_20_body">
      <style:paragraph-properties fo:margin-left="0cm" fo:margin-right="0cm" fo:widows="1" fo:text-indent="0cm" style:auto-text-indent="false"/>
    </style:style>
    <style:style style:name="P19" style:family="paragraph" style:parent-style-name="Text_20_body">
      <style:paragraph-properties fo:margin-left="0cm" fo:margin-right="0cm" fo:widows="1" fo:text-indent="0cm" style:auto-text-indent="false"/>
      <style:text-properties fo:font-variant="normal" fo:text-transform="none" fo:color="#330000" style:font-name="Times New Roman" fo:font-size="15pt" fo:letter-spacing="normal" fo:font-style="normal" fo:font-weight="normal"/>
    </style:style>
    <style:style style:name="P20" style:family="paragraph" style:parent-style-name="Text_20_body">
      <style:paragraph-properties fo:margin-left="0cm" fo:margin-right="0cm" fo:widows="1" fo:text-indent="0cm" style:auto-text-indent="false"/>
      <style:text-properties fo:font-variant="normal" fo:text-transform="none" fo:color="#330000" fo:letter-spacing="normal"/>
    </style:style>
    <style:style style:name="P21" style:family="paragraph" style:parent-style-name="Text_20_body">
      <style:paragraph-properties fo:margin-left="0cm" fo:margin-right="0cm" fo:widows="1" fo:text-indent="0cm" style:auto-text-indent="false"/>
      <style:text-properties fo:font-variant="normal" fo:text-transform="none" fo:color="#3f7ac3" style:font-name="Times New Roman" fo:font-size="15pt" fo:letter-spacing="normal" fo:font-style="normal" fo:font-weight="normal"/>
    </style:style>
    <style:style style:name="P22" style:family="paragraph" style:parent-style-name="Text_20_body">
      <style:paragraph-properties fo:margin-top="0cm" fo:margin-bottom="0cm" loext:contextual-spacing="false" fo:widows="1"/>
      <style:text-properties fo:font-variant="normal" fo:text-transform="none" fo:color="#330000" style:font-name="Times New Roman" fo:font-size="15pt" fo:letter-spacing="normal" fo:font-style="normal" fo:font-weight="normal"/>
    </style:style>
    <style:style style:name="P23" style:family="paragraph" style:parent-style-name="Text_20_body" style:list-style-name="L1">
      <style:paragraph-properties fo:margin-top="0cm" fo:margin-bottom="0cm" loext:contextual-spacing="false" fo:widows="1"/>
      <style:text-properties fo:font-variant="normal" fo:text-transform="none" fo:color="#330000" style:font-name="Times New Roman" fo:font-size="15pt" fo:letter-spacing="normal" fo:font-style="normal" fo:font-weight="normal"/>
    </style:style>
    <style:style style:name="P24" style:family="paragraph" style:parent-style-name="Text_20_body" style:list-style-name="L2">
      <style:paragraph-properties fo:margin-top="0cm" fo:margin-bottom="0cm" loext:contextual-spacing="false" fo:widows="1"/>
      <style:text-properties fo:font-variant="normal" fo:text-transform="none" fo:color="#330000" style:font-name="Times New Roman" fo:font-size="15pt" fo:letter-spacing="normal" fo:font-style="normal" fo:font-weight="normal"/>
    </style:style>
    <style:style style:name="P25" style:family="paragraph" style:parent-style-name="Text_20_body" style:list-style-name="L3">
      <style:paragraph-properties fo:margin-top="0cm" fo:margin-bottom="0cm" loext:contextual-spacing="false" fo:widows="1"/>
      <style:text-properties fo:font-variant="normal" fo:text-transform="none" fo:color="#330000" style:font-name="Times New Roman" fo:font-size="15pt" fo:letter-spacing="normal" fo:font-style="normal" fo:font-weight="normal"/>
    </style:style>
    <style:style style:name="P26" style:family="paragraph" style:parent-style-name="Text_20_body" style:list-style-name="L4">
      <style:paragraph-properties fo:margin-top="0cm" fo:margin-bottom="0cm" loext:contextual-spacing="false" fo:widows="1"/>
      <style:text-properties fo:font-variant="normal" fo:text-transform="none" fo:color="#330000" style:font-name="Times New Roman" fo:font-size="15pt" fo:letter-spacing="normal" fo:font-style="normal" fo:font-weight="normal"/>
    </style:style>
    <style:style style:name="P27" style:family="paragraph" style:parent-style-name="Text_20_body" style:list-style-name="L5">
      <style:paragraph-properties fo:margin-top="0cm" fo:margin-bottom="0cm" loext:contextual-spacing="false" fo:widows="1"/>
      <style:text-properties fo:font-variant="normal" fo:text-transform="none" fo:color="#330000" style:font-name="Times New Roman" fo:font-size="15pt" fo:letter-spacing="normal" fo:font-style="normal" fo:font-weight="normal"/>
    </style:style>
    <style:style style:name="P28" style:family="paragraph" style:parent-style-name="Text_20_body" style:list-style-name="L5">
      <style:paragraph-properties fo:margin-top="0cm" fo:margin-bottom="0cm" loext:contextual-spacing="false" fo:widows="1"/>
      <style:text-properties fo:font-variant="normal" fo:text-transform="none" fo:color="#330000" style:font-name="Times New Roman" fo:font-size="15pt" fo:letter-spacing="normal" fo:font-style="normal" fo:font-weight="normal" officeooo:paragraph-rsid="001cb6eb"/>
    </style:style>
    <style:style style:name="P29" style:family="paragraph" style:parent-style-name="Text_20_body" style:list-style-name="L6">
      <style:paragraph-properties fo:margin-top="0cm" fo:margin-bottom="0cm" loext:contextual-spacing="false" fo:widows="1"/>
      <style:text-properties fo:font-variant="normal" fo:text-transform="none" fo:color="#330000" style:font-name="Times New Roman" fo:font-size="15pt" fo:letter-spacing="normal" fo:font-style="normal" fo:font-weight="normal"/>
    </style:style>
    <style:style style:name="P30" style:family="paragraph" style:parent-style-name="Text_20_body" style:list-style-name="L7">
      <style:paragraph-properties fo:margin-top="0cm" fo:margin-bottom="0cm" loext:contextual-spacing="false" fo:widows="1"/>
      <style:text-properties fo:font-variant="normal" fo:text-transform="none" fo:color="#330000" style:font-name="Times New Roman" fo:font-size="15pt" fo:letter-spacing="normal" fo:font-style="normal" fo:font-weight="normal"/>
    </style:style>
    <style:style style:name="P31" style:family="paragraph" style:parent-style-name="Text_20_body" style:list-style-name="L8">
      <style:paragraph-properties fo:margin-top="0cm" fo:margin-bottom="0cm" loext:contextual-spacing="false" fo:widows="1"/>
      <style:text-properties fo:font-variant="normal" fo:text-transform="none" fo:color="#330000" style:font-name="Times New Roman" fo:font-size="15pt" fo:letter-spacing="normal" fo:font-style="normal" fo:font-weight="normal"/>
    </style:style>
    <style:style style:name="P32" style:family="paragraph" style:parent-style-name="Text_20_body" style:list-style-name="L9">
      <style:paragraph-properties fo:margin-top="0cm" fo:margin-bottom="0cm" loext:contextual-spacing="false" fo:widows="1"/>
      <style:text-properties fo:font-variant="normal" fo:text-transform="none" fo:color="#330000" style:font-name="Times New Roman" fo:font-size="15pt" fo:letter-spacing="normal" fo:font-style="normal" fo:font-weight="normal"/>
    </style:style>
    <style:style style:name="P33" style:family="paragraph" style:parent-style-name="Text_20_body" style:list-style-name="L11">
      <style:paragraph-properties fo:margin-top="0cm" fo:margin-bottom="0cm" loext:contextual-spacing="false" fo:widows="1"/>
      <style:text-properties fo:font-variant="normal" fo:text-transform="none" fo:color="#330000" style:font-name="Times New Roman" fo:font-size="15pt" fo:letter-spacing="normal" fo:font-style="normal" fo:font-weight="normal"/>
    </style:style>
    <style:style style:name="P34" style:family="paragraph" style:parent-style-name="Text_20_body" style:list-style-name="L12">
      <style:paragraph-properties fo:margin-top="0cm" fo:margin-bottom="0cm" loext:contextual-spacing="false" fo:widows="1"/>
      <style:text-properties fo:font-variant="normal" fo:text-transform="none" fo:color="#330000" style:font-name="Times New Roman" fo:font-size="15pt" fo:letter-spacing="normal" fo:font-style="normal" fo:font-weight="normal"/>
    </style:style>
    <style:style style:name="P35" style:family="paragraph" style:parent-style-name="Text_20_body" style:list-style-name="L13">
      <style:paragraph-properties fo:margin-top="0cm" fo:margin-bottom="0cm" loext:contextual-spacing="false" fo:widows="1"/>
      <style:text-properties fo:font-variant="normal" fo:text-transform="none" fo:color="#330000" style:font-name="Times New Roman" fo:font-size="15pt" fo:letter-spacing="normal" fo:font-style="normal" fo:font-weight="normal"/>
    </style:style>
    <style:style style:name="P36" style:family="paragraph" style:parent-style-name="Text_20_body">
      <style:paragraph-properties fo:margin-top="0cm" fo:margin-bottom="0cm" loext:contextual-spacing="false" fo:widows="1"/>
      <style:text-properties fo:font-variant="normal" fo:text-transform="none" fo:color="#330000" style:font-name="Times New Roman" fo:font-size="15pt" fo:letter-spacing="normal" fo:font-style="normal" fo:font-weight="normal" officeooo:paragraph-rsid="001cb6eb"/>
    </style:style>
    <style:style style:name="P37" style:family="paragraph" style:parent-style-name="Text_20_body">
      <style:paragraph-properties fo:margin-top="0cm" fo:margin-bottom="0cm" loext:contextual-spacing="false" fo:widows="1"/>
      <style:text-properties fo:font-variant="normal" fo:text-transform="none" fo:color="#330000" style:font-name="Times New Roman" fo:font-size="15pt" fo:letter-spacing="normal" fo:font-style="normal" fo:font-weight="normal" officeooo:rsid="001cb6eb"/>
    </style:style>
    <style:style style:name="P38" style:family="paragraph" style:parent-style-name="Text_20_body">
      <style:paragraph-properties fo:margin-top="0cm" fo:margin-bottom="0cm" loext:contextual-spacing="false" fo:widows="1"/>
      <style:text-properties fo:font-variant="normal" fo:text-transform="none" fo:color="#330000" style:font-name="Times New Roman" fo:font-size="15pt" fo:letter-spacing="normal" fo:font-style="normal" fo:font-weight="normal" officeooo:rsid="001cb6eb" officeooo:paragraph-rsid="001cb6eb"/>
    </style:style>
    <style:style style:name="P39" style:family="paragraph" style:parent-style-name="Text_20_body">
      <style:paragraph-properties fo:margin-top="0cm" fo:margin-bottom="0cm" loext:contextual-spacing="false" fo:widows="1"/>
      <style:text-properties fo:font-variant="normal" fo:text-transform="none" fo:color="#330000" style:font-name="Times New Roman" fo:font-size="15pt" fo:letter-spacing="normal" fo:font-style="normal" fo:font-weight="normal" officeooo:rsid="001da204" officeooo:paragraph-rsid="001da204"/>
    </style:style>
    <style:style style:name="P40" style:family="paragraph" style:parent-style-name="Text_20_body">
      <style:paragraph-properties fo:margin-top="0cm" fo:margin-bottom="0cm" loext:contextual-spacing="false" fo:widows="1"/>
      <style:text-properties fo:font-variant="normal" fo:text-transform="none" fo:color="#330000" style:font-name="Times New Roman" fo:font-size="15pt" fo:letter-spacing="normal" fo:font-style="normal" fo:font-weight="normal" officeooo:rsid="00205660" officeooo:paragraph-rsid="00205660"/>
    </style:style>
    <style:style style:name="P41" style:family="paragraph" style:parent-style-name="Text_20_body">
      <style:paragraph-properties fo:margin-top="0cm" fo:margin-bottom="0cm" loext:contextual-spacing="false" fo:widows="1"/>
      <style:text-properties fo:font-variant="normal" fo:text-transform="none" fo:color="#330000" style:font-name="Times New Roman" fo:font-size="15pt" fo:letter-spacing="normal" fo:font-style="normal" fo:font-weight="normal" officeooo:rsid="0021ebe7" officeooo:paragraph-rsid="0021ebe7"/>
    </style:style>
    <style:style style:name="P42" style:family="paragraph" style:parent-style-name="Text_20_body" style:list-style-name="L1">
      <style:paragraph-properties fo:margin-top="0cm" fo:margin-bottom="0cm" loext:contextual-spacing="false" fo:widows="1"/>
    </style:style>
    <style:style style:name="P43" style:family="paragraph" style:parent-style-name="Text_20_body" style:list-style-name="L2">
      <style:paragraph-properties fo:margin-top="0cm" fo:margin-bottom="0cm" loext:contextual-spacing="false" fo:widows="1"/>
    </style:style>
    <style:style style:name="P44" style:family="paragraph" style:parent-style-name="Text_20_body" style:list-style-name="L3">
      <style:paragraph-properties fo:margin-top="0cm" fo:margin-bottom="0cm" loext:contextual-spacing="false" fo:widows="1"/>
    </style:style>
    <style:style style:name="P45" style:family="paragraph" style:parent-style-name="Text_20_body" style:list-style-name="L7">
      <style:paragraph-properties fo:margin-top="0cm" fo:margin-bottom="0cm" loext:contextual-spacing="false" fo:widows="1"/>
    </style:style>
    <style:style style:name="P46" style:family="paragraph" style:parent-style-name="Text_20_body" style:list-style-name="L8">
      <style:paragraph-properties fo:margin-top="0cm" fo:margin-bottom="0cm" loext:contextual-spacing="false" fo:widows="1"/>
    </style:style>
    <style:style style:name="P47" style:family="paragraph" style:parent-style-name="Text_20_body" style:list-style-name="L9">
      <style:paragraph-properties fo:margin-top="0cm" fo:margin-bottom="0cm" loext:contextual-spacing="false" fo:widows="1"/>
    </style:style>
    <style:style style:name="P48" style:family="paragraph" style:parent-style-name="Text_20_body" style:list-style-name="L10">
      <style:paragraph-properties fo:margin-top="0cm" fo:margin-bottom="0cm" loext:contextual-spacing="false" fo:widows="1"/>
    </style:style>
    <style:style style:name="P49" style:family="paragraph" style:parent-style-name="Text_20_body" style:list-style-name="L11">
      <style:paragraph-properties fo:margin-top="0cm" fo:margin-bottom="0cm" loext:contextual-spacing="false" fo:widows="1"/>
    </style:style>
    <style:style style:name="P50" style:family="paragraph" style:parent-style-name="Text_20_body" style:list-style-name="L13">
      <style:paragraph-properties fo:margin-top="0cm" fo:margin-bottom="0cm" loext:contextual-spacing="false" fo:widows="1"/>
    </style:style>
    <style:style style:name="P51" style:family="paragraph" style:parent-style-name="Heading_20_3">
      <style:paragraph-properties fo:margin-left="0cm" fo:margin-right="0cm" fo:widows="1" fo:text-indent="0cm" style:auto-text-indent="false"/>
    </style:style>
    <style:style style:name="P52" style:family="paragraph" style:parent-style-name="Heading_20_3">
      <style:paragraph-properties fo:margin-left="0cm" fo:margin-right="0cm" fo:widows="1" fo:text-indent="0cm" style:auto-text-indent="false"/>
      <style:text-properties fo:font-variant="normal" fo:text-transform="none" fo:color="#0091c8" style:font-name="Times New Roman" fo:letter-spacing="normal" fo:font-style="normal" fo:font-weight="bold"/>
    </style:style>
    <style:style style:name="P53" style:family="paragraph" style:parent-style-name="Heading_20_2">
      <style:paragraph-properties fo:margin-left="0cm" fo:margin-right="0cm" fo:widows="1" fo:text-indent="0cm" style:auto-text-indent="false"/>
      <style:text-properties fo:font-variant="normal" fo:text-transform="none" fo:color="#0091c8" style:font-name="Times New Roman" fo:letter-spacing="normal" fo:font-style="normal" fo:font-weight="bold"/>
    </style:style>
    <style:style style:name="P54" style:family="paragraph" style:parent-style-name="Heading_20_1">
      <style:paragraph-properties fo:margin-left="0cm" fo:margin-right="0cm" fo:widows="1" fo:text-indent="0cm" style:auto-text-indent="false"/>
      <style:text-properties fo:font-variant="normal" fo:text-transform="none" fo:color="#0091c8" style:font-name="Times New Roman" fo:letter-spacing="normal" fo:font-style="normal" fo:font-weight="bold"/>
    </style:style>
    <style:style style:name="T1" style:family="text">
      <style:text-properties fo:font-variant="normal" fo:text-transform="none" fo:color="#330000" style:font-name="Times New Roman" fo:letter-spacing="normal" fo:font-style="normal"/>
    </style:style>
    <style:style style:name="T2" style:family="text">
      <style:text-properties fo:font-variant="normal" fo:text-transform="none" fo:color="#330000" style:font-name="Times New Roman" fo:font-size="15pt" fo:letter-spacing="normal" fo:font-style="normal" fo:font-weight="normal"/>
    </style:style>
    <style:style style:name="T3" style:family="text">
      <style:text-properties fo:font-variant="normal" fo:text-transform="none" fo:color="#330000" style:font-name="Times New Roman" fo:font-size="15pt" fo:letter-spacing="normal" fo:font-style="normal" fo:font-weight="normal" officeooo:rsid="002208d8"/>
    </style:style>
    <style:style style:name="T4" style:family="text">
      <style:text-properties fo:font-variant="normal" fo:text-transform="none" fo:color="#0091c8" style:font-name="Times New Roman" fo:font-size="15pt" fo:letter-spacing="normal" fo:font-style="normal" fo:font-weight="normal"/>
    </style:style>
    <style:style style:name="T5" style:family="text">
      <style:text-properties fo:font-variant="normal" fo:text-transform="none" fo:color="#0091c8" style:font-name="Times New Roman" fo:font-size="15pt" fo:letter-spacing="normal" fo:font-style="normal" fo:font-weight="bold"/>
    </style:style>
    <style:style style:name="T6" style:family="text">
      <style:text-properties fo:color="#0091c8" fo:font-weight="bold"/>
    </style:style>
    <style:style style:name="T7" style:family="text">
      <style:text-properties officeooo:rsid="001cb6eb"/>
    </style:style>
    <style:style style:name="T8" style:family="text">
      <style:text-properties officeooo:rsid="001da204"/>
    </style:style>
    <style:style style:name="T9" style:family="text">
      <style:text-properties officeooo:rsid="001e543c"/>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T1">Université Pierre et Marie Curie<text:line-break/>Master d'Informatique Spécialité </text:span><text:a xlink:type="simple" xlink:href="http://androide.lip6.fr/" text:style-name="Internet_20_link" text:visited-style-name="Visited_20_Internet_20_Link">ANDROIDE</text:a><text:span text:style-name="T1"><text:line-break/>Année 2016-2017</text:span></text:h>
      <text:h text:style-name="P54" text:outline-level="1">Modélisation et Simulation Multi-Agents (MOSIMA)</text:h>
      <text:h text:style-name="P54" text:outline-level="1">TME 1 - Simulations avec agents réactifs</text:h>
      <text:h text:style-name="P51" text:outline-level="3"><text:span text:style-name="T1">Responsable : </text:span><text:a xlink:type="simple" xlink:href="mailto:Jean-Daniel.Kant@lip6.fr" text:style-name="Internet_20_link" text:visited-style-name="Visited_20_Internet_20_Link">Jean-Daniel Kant</text:a></text:h>
      <text:p text:style-name="P18"><text:span text:style-name="T2">Retour au </text:span><text:a xlink:type="simple" xlink:href="http://www-poleia.lip6.fr/~kant/Ens/M2/MOSIMA/index.html" text:style-name="Internet_20_link" text:visited-style-name="Visited_20_Internet_20_Link">site de l'UE</text:a></text:p>
      <text:h text:style-name="P53" text:outline-level="2">Rappels méthodologiques</text:h>
      <text:p text:style-name="P18"><text:span text:style-name="Strong_20_Emphasis"><text:span text:style-name="T4">Quand on modélise, on part :</text:span></text:span></text:p>
      <text:list xml:id="list6682348749096565416" text:style-name="L1">
        <text:list-item>
          <text:p text:style-name="P42"><text:span text:style-name="T2">d’une </text:span><text:span text:style-name="Strong_20_Emphasis"><text:span text:style-name="T2">problématique</text:span></text:span><text:span text:style-name="T2"> précise = question de recherche</text:span></text:p>
        </text:list-item>
        <text:list-item>
          <text:p text:style-name="P42"><text:span text:style-name="T2">des </text:span><text:span text:style-name="Strong_20_Emphasis"><text:span text:style-name="T2">hypothèses</text:span></text:span><text:span text:style-name="T2"> de modélisation</text:span></text:p>
          <text:list>
            <text:list-item>
              <text:p text:style-name="P23">incluent les paramètres = déterminants du phénomène</text:p>
            </text:list-item>
          </text:list>
        </text:list-item>
        <text:list-item>
          <text:p text:style-name="P42"><text:span text:style-name="T2">des </text:span><text:span text:style-name="Strong_20_Emphasis"><text:span text:style-name="T2">objectifs</text:span></text:span><text:span text:style-name="T2"> du travail</text:span></text:p>
          <text:list>
            <text:list-item>
              <text:p text:style-name="P23">les questions aux quelles on veut répondre grâce à la simulation</text:p>
            </text:list-item>
          </text:list>
        </text:list-item>
        <text:list-item>
          <text:p text:style-name="P42"><text:span text:style-name="T2">des </text:span><text:span text:style-name="Strong_20_Emphasis"><text:span text:style-name="T2">moyens</text:span></text:span><text:span text:style-name="T2"> pour les satisfaire</text:span></text:p>
          <text:list>
            <text:list-item>
              <text:p text:style-name="P23">définir les observables</text:p>
            </text:list-item>
            <text:list-item>
              <text:p text:style-name="P23">validation (e.g. calibration)</text:p>
            </text:list-item>
            <text:list-item>
              <text:p text:style-name="P2">analyses</text:p>
            </text:list-item>
          </text:list>
        </text:list-item>
      </text:list>
      <text:p text:style-name="P18"><text:span text:style-name="Strong_20_Emphasis"><text:span text:style-name="T4">Les 4 questions à se poser à chaque simulation :</text:span></text:span></text:p>
      <text:list xml:id="list4829956177347324629" text:style-name="L2">
        <text:list-item>
          <text:p text:style-name="P43"><text:span text:style-name="T2">Quels sont les </text:span><text:span text:style-name="Strong_20_Emphasis"><text:span text:style-name="T2">résultats</text:span></text:span><text:span text:style-name="T2"> obtenus ?</text:span></text:p>
          <text:list>
            <text:list-item>
              <text:p text:style-name="P24">Comment les mettre en évidence : sorties, graphiques…</text:p>
            </text:list-item>
          </text:list>
        </text:list-item>
        <text:list-item>
          <text:p text:style-name="P43"><text:span text:style-name="Strong_20_Emphasis"><text:span text:style-name="T2">Pourquoi</text:span></text:span><text:span text:style-name="T2"> ces résultats ? (analyse explicative)</text:span></text:p>
          <text:list>
            <text:list-item>
              <text:p text:style-name="P24">Outils pour les analyser</text:p>
            </text:list-item>
          </text:list>
        </text:list-item>
        <text:list-item>
          <text:p text:style-name="P43"><text:span text:style-name="T2">Les résultats sont-ils </text:span><text:span text:style-name="Strong_20_Emphasis"><text:span text:style-name="T2">réalistes</text:span></text:span><text:span text:style-name="T2"> ? </text:span></text:p>
          <text:list>
            <text:list-item>
              <text:p text:style-name="P24">Mesure de l’écart par rapport à la réalité : données, faits stylisés</text:p>
            </text:list-item>
          </text:list>
        </text:list-item>
        <text:list-item>
          <text:p text:style-name="P43"><text:span text:style-name="T2">La façon dont le modèle produit ces résultats est-elle réaliste ? (</text:span><text:span text:style-name="Strong_20_Emphasis"><text:span text:style-name="T2">microfondation</text:span></text:span><text:span text:style-name="T2">)</text:span></text:p>
          <text:list>
            <text:list-item>
              <text:p text:style-name="P3">Connaissances du comportement (interne) des agents</text:p>
            </text:list-item>
          </text:list>
        </text:list-item>
      </text:list>
      <text:h text:style-name="P53" text:outline-level="2"><text:soft-page-break/>1. Préambules</text:h>
      <text:list xml:id="list6387119683188613478" text:style-name="L3">
        <text:list-item>
          <text:p text:style-name="P44"><text:span text:style-name="T2">Commencer par vous rendre sur la page principale de Netlogo : </text:span><text:a xlink:type="simple" xlink:href="http://ccl.northwestern.edu/netlogo/" text:style-name="Internet_20_link" text:visited-style-name="Visited_20_Internet_20_Link">http://ccl.northwestern.edu/netlogo/</text:a><text:span text:style-name="T2"> et installer le sur votre machine.</text:span></text:p>
        </text:list-item>
        <text:list-item>
          <text:p text:style-name="P25">Si ce n'est pas encore fait :</text:p>
          <text:list>
            <text:list-item>
              <text:p text:style-name="P44"><text:span text:style-name="T2">A partir de </text:span><text:a xlink:type="simple" xlink:href="http://ccl.northwestern.edu/netlogo/docs/" text:style-name="Internet_20_link" text:visited-style-name="Visited_20_Internet_20_Link">http://ccl.northwestern.edu/netlogo/docs/</text:a><text:span text:style-name="T2">, lisez l'introduction : </text:span><text:span text:style-name="T5">What is Netlogo ?</text:span><text:span text:style-name="T2"> et faites tourner the </text:span><text:span text:style-name="T5">Sample Model : Party</text:span></text:p>
            </text:list-item>
            <text:list-item>
              <text:p text:style-name="P25">Faites tourner le <text:span text:style-name="T6">Tutorial #1: Models </text:span>, le <text:span text:style-name="T6">Tutorial #2: Commands </text:span>de manière à apprendre comment interagir ave un modèle et enfin le <text:span text:style-name="T6">Tutorial #3: Procedures </text:span>de manière à apprendre les base de la programmation, puis approfondissez avec le <text:span text:style-name="T6">Programming Guide</text:span></text:p>
            </text:list-item>
            <text:list-item>
              <text:p text:style-name="P11"><text:span text:style-name="T2">Vous pouvez également lire cette </text:span><text:a xlink:type="simple" xlink:href="http://doursat.free.fr/docs/IXXI_SS08/IXXI_SS08_Complex_Systems_Made_Simple_4.pdf" text:style-name="Internet_20_link" text:visited-style-name="Visited_20_Internet_20_Link">présentation</text:a><text:span text:style-name="T2"> générale de René Doursat</text:span></text:p>
            </text:list-item>
          </text:list>
        </text:list-item>
      </text:list>
      <text:h text:style-name="P53" text:outline-level="2">2. Ecosystème proies-prédateurs</text:h>
      <text:p text:style-name="P18"><text:span text:style-name="Emphasis"><text:span text:style-name="T2">On étudie ici la possibilité de faire coexister 2 espèces dans un écosystème simplifié.</text:span></text:span></text:p>
      <text:h text:style-name="P52" text:outline-level="3">2.1 Prise en main</text:h>
      <text:list xml:id="list2907576623584362273" text:style-name="L4">
        <text:list-item>
          <text:p text:style-name="P26">Ouvrir le modèle : <text:span text:style-name="T6">File -&gt; Models Library-&gt; Sample Models -&gt; Biology-&gt; Wolf Sheep Predation</text:span></text:p>
        </text:list-item>
        <text:list-item>
          <text:p text:style-name="P26">Regardez bien les 3 sections de chaque programme : <text:span text:style-name="T6">Info</text:span> pour savoir ce que ça fait, et <text:span text:style-name="T6">Interface</text:span> pour le faire tourner et "jouer" avec la simulation. <text:span text:style-name="T6">Code</text:span> contient le code</text:p>
        </text:list-item>
        <text:list-item>
          <text:p text:style-name="P26">Pourquoi parle-t-on d'agents réactifs ici ?</text:p>
        </text:list-item>
      </text:list>
      <text:p text:style-name="P37"/>
      <text:p text:style-name="P38">ANSWER :</text:p>
      <text:p text:style-name="P38"><text:tab/>Les agents ont des comportements très simples qui ne dépendent que de l'environnement.</text:p>
      <text:p text:style-name="P38"/>
      <text:p text:style-name="P38"/>
      <text:p text:style-name="P22"/>
      <text:list xml:id="list104309863970511" text:continue-numbering="true" text:style-name="L4">
        <text:list-item>
          <text:p text:style-name="P26"><text:soft-page-break/>Faites tourner le modèle 1 ou 2 fois en changeant quelques paramètres (suivre. <text:span text:style-name="T6">Info-&gt; How to Use it</text:span>)</text:p>
        </text:list-item>
        <text:list-item>
          <text:p text:style-name="P12"><text:span text:style-name="Strong_20_Emphasis"><text:span text:style-name="T2">Analysez le code</text:span></text:span></text:p>
        </text:list-item>
      </text:list>
      <text:h text:style-name="P52" text:outline-level="3">2.2 Expérimentations et analyses</text:h>
      <text:p text:style-name="P19">On part de la section <text:span text:style-name="T6">Info</text:span></text:p>
      <text:p text:style-name="P21">2.2.1 THINGS TO NOTICE / TO TRY</text:p>
      <text:list xml:id="list1579942336444644382" text:style-name="L5">
        <text:list-item>
          <text:p text:style-name="P27">Etudiez ce qui passe quand GRASS=OFF : quels sont les attracteurs (états de convergence) : stabilité ? fluctuations ? Cycles ? …</text:p>
        </text:list-item>
      </text:list>
      <text:p text:style-name="P38"/>
      <text:p text:style-name="P38">ANSWER : </text:p>
      <text:p text:style-name="P38"><text:tab/>On observe au début une forte croissance de le population des moutons, qui permet la croissance des loups. Ensuite soit les loups mangent tous les moutons et finissent par mourir de faim, soit les loups meurent et les moutons se reproduisent à l'infini.</text:p>
      <text:p text:style-name="P38"/>
      <text:list xml:id="list104309322772436" text:continue-numbering="true" text:style-name="L5">
        <text:list-item>
          <text:p text:style-name="P28">Même question quand GRASS = ON : qu'est-ce que cela change / apporte ? Attracteurs ?<text:span text:style-name="T7"> </text:span></text:p>
        </text:list-item>
      </text:list>
      <text:p text:style-name="P36"/>
      <text:p text:style-name="P38">ANSWER : </text:p>
      <text:p text:style-name="P38"><text:tab/><text:span text:style-name="T8">L'ajout de l'herbe et de la consommation d'énergie chez les moutons permet de réguler leur population, ce qui limite aussi la croissance des loups. Les quantités de moutons et de loups sont inversement proportionnelles, de même entre l'herbe et les moutons. Le modèle est maintenant stable, aucune des espèces ne disparaît entièrement.</text:span></text:p>
      <text:p text:style-name="P38"/>
      <text:list xml:id="list104308959813118" text:continue-numbering="true" text:style-name="L5">
        <text:list-item>
          <text:p text:style-name="P27">Quels sont les paramètres et les espèces qui semblent fortement inter-dépendants ?</text:p>
        </text:list-item>
      </text:list>
      <text:p text:style-name="P22"/>
      <text:p text:style-name="P39">ANSWER :</text:p>
      <text:p text:style-name="P39"><text:tab/>Les nombres initi<text:span text:style-name="T9">aux des espèces sont indépendants des populations des espèces à terme. Le reste des paramètres sont interdépendants avec les espèces.</text:span></text:p>
      <text:p text:style-name="P22"/>
      <text:p text:style-name="P22"/>
      <text:list xml:id="list104309834312999" text:continue-numbering="true" text:style-name="L5">
        <text:list-item>
          <text:p text:style-name="P4"><text:soft-page-break/>A priori (avant simulation), quelles sont selon vous les combinaisons de paramètres qui fournissent un éco-système viable où les 2 espèces coexistent ? Vérifiez, confirmez / infirmez par la simulation.</text:p>
        </text:list-item>
      </text:list>
      <text:p text:style-name="P1"/>
      <text:p text:style-name="P9">ANSWER :</text:p>
      <text:p text:style-name="P9"><text:tab/>Il est nécessaire d'avoir un certain nombre initial de loups et de moutons afin que les deux espèces survivent. Un nombre initial de moutons supérieur à celui des loups facilite l'obtention de la stabilité.</text:p>
      <text:p text:style-name="P1"/>
      <text:p text:style-name="P21">2.2.2 Extensions</text:p>
      <text:list xml:id="list5165962425262867547" text:style-name="L6">
        <text:list-item>
          <text:p text:style-name="P29">Proposez une modification du modèle pour avoir une stabilité avec moutons et loups sans utiliser l'herbe</text:p>
        </text:list-item>
      </text:list>
      <text:p text:style-name="P22"/>
      <text:p text:style-name="P40">ANSWER :</text:p>
      <text:p text:style-name="P40"><text:tab/>On ajoute une cause de mortalité pour les moutons, celle-ci augmentant avec le nombre de moutons pour ajouter une régulation de leur population.</text:p>
      <text:p text:style-name="P22"/>
      <text:list xml:id="list104309124582717" text:continue-numbering="true" text:style-name="L6">
        <text:list-item>
          <text:p text:style-name="P29">Que faudrait-il ajouter au modèle pour représenter cet écosystème de façon plus réaliste ? Quels sont les éléments manquants par rapport à l'écosystème réel ?</text:p>
        </text:list-item>
      </text:list>
      <text:p text:style-name="P22"/>
      <text:p text:style-name="P41">ANSWER :</text:p>
      <text:p text:style-name="P41"><text:tab/>On pourrait rajouter qu'ils faut 2 individus pour une reproduction. On pourrait aussi rajouter des saisons qui détermine la repousse de l'herbe ou encore des chasseurs qui chasse des loups.</text:p>
      <text:p text:style-name="P22"/>
      <text:list xml:id="list104309379450518" text:continue-numbering="true" text:style-name="L6">
        <text:list-item>
          <text:p text:style-name="P13"><text:span text:style-name="Strong_20_Emphasis"><text:span text:style-name="T2">Choisissez-en un, modélisez-le et simulez pour analyser ses effets.</text:span></text:span></text:p>
        </text:list-item>
      </text:list>
      <text:p text:style-name="P10"/>
      <text:p text:style-name="P17"><text:span text:style-name="Strong_20_Emphasis"><text:span text:style-name="T3">ANSWER :</text:span></text:span></text:p>
      <text:p text:style-name="P17"><text:span text:style-name="Strong_20_Emphasis"><text:span text:style-name="T3"><text:tab/>TO-DO</text:span></text:span></text:p>
      <text:p text:style-name="P10"/>
      <text:p text:style-name="P10"><text:soft-page-break/></text:p>
      <text:p text:style-name="P10"><text:span text:style-name="Strong_20_Emphasis"><text:span text:style-name="T2"/></text:span></text:p>
      <text:h text:style-name="P53" text:outline-level="2">3. Déplacements et émergence de groupes - Flocking 3D</text:h>
      <text:p text:style-name="P18"><text:span text:style-name="Emphasis"><text:span text:style-name="T2">A partir du célèbre modèle de Craig Reynolds (</text:span></text:span><text:a xlink:type="simple" xlink:href="http://www.red3d.com/cwr/boids/" text:style-name="Internet_20_link" text:visited-style-name="Visited_20_Internet_20_Link"><text:span text:style-name="Emphasis"><text:span text:style-name="Strong_20_Emphasis"><text:span text:style-name="T2">Boids</text:span></text:span></text:span></text:a><text:span text:style-name="Emphasis"><text:span text:style-name="T2">), on étudie l'émergence de groupes (oiseaux, poissons) avec des agents réactifs aux règles </text:span></text:span><text:span text:style-name="Emphasis"><text:span text:style-name="Strong_20_Emphasis"><text:span text:style-name="T2">déterministes</text:span></text:span></text:span><text:span text:style-name="Emphasis"><text:span text:style-name="T2"> et très simple</text:span></text:span><text:span text:style-name="T2">s.</text:span></text:p>
      <text:h text:style-name="P52" text:outline-level="3">3.1 Modèle de base</text:h>
      <text:p text:style-name="P18"><text:span text:style-name="T2">On part ici de à partir de 3 </text:span><text:span text:style-name="Strong_20_Emphasis"><text:span text:style-name="T2">comportements de base et une perception limitée:</text:span></text:span></text:p>
      <text:p text:style-name="P20"/>
      <text:list xml:id="list7114611716918322369" text:style-name="L7">
        <text:list-item>
          <text:p text:style-name="P45"><text:span text:style-name="T2">Lire la documentation de </text:span><text:a xlink:type="simple" xlink:href="http://ccl.northwestern.edu/netlogo/docs/3d.html" text:style-name="Internet_20_link" text:visited-style-name="Visited_20_Internet_20_Link">NetLogo 3D</text:a></text:p>
        </text:list-item>
        <text:list-item>
          <text:p text:style-name="P45"><text:span text:style-name="T2">Avec </text:span><text:span text:style-name="Strong_20_Emphasis"><text:span text:style-name="T2">NetLogo 3D</text:span></text:span><text:span text:style-name="T2">, ouvrir le modèle : </text:span><text:span text:style-name="T5">File -&gt; Models Library-&gt;3D -&gt; Sample Models -&gt; Flocking 3D</text:span></text:p>
        </text:list-item>
        <text:list-item>
          <text:p text:style-name="P30">Regardez bien les 3 sections de chaque programme : <text:span text:style-name="T6">Info</text:span> pour savoir ce que ça fait, et <text:span text:style-name="T6">Interface</text:span> pour le faire tourner et "jouer" avec la simulation.</text:p>
        </text:list-item>
        <text:list-item>
          <text:p text:style-name="P30">Pourquoi parle-t-on d'agents réactifs ici ? Pour avoir choisi ces 3 comportements de base ? Quels résultats sont attendus ?</text:p>
        </text:list-item>
        <text:list-item>
          <text:p text:style-name="P30">Faites tourner le modèle 1 ou 2 fois en changeant quelques paramètres (suivre. <text:span text:style-name="T6">Info-&gt; How to Use it</text:span>)</text:p>
        </text:list-item>
        <text:list-item>
          <text:p text:style-name="P45"><text:span text:style-name="Strong_20_Emphasis"><text:span text:style-name="T2">Analysez le code</text:span></text:span></text:p>
        </text:list-item>
        <text:list-item>
          <text:p text:style-name="P45"><text:span text:style-name="Strong_20_Emphasis"><text:span text:style-name="T2">Expérimentez et analysez : </text:span></text:span><text:span text:style-name="T2">THINGS TO NOTICE / TO TRY</text:span></text:p>
          <text:list>
            <text:list-item>
              <text:p text:style-name="P45"><text:span text:style-name="T2">Quels </text:span><text:span text:style-name="Strong_20_Emphasis"><text:span text:style-name="T2">indicateurs</text:span></text:span><text:span text:style-name="T2"> proposez-vous pour </text:span><text:span text:style-name="Strong_20_Emphasis"><text:span text:style-name="T2">analyser</text:span></text:span><text:span text:style-name="T2"> cette simulation ?</text:span></text:p>
            </text:list-item>
            <text:list-item>
              <text:p text:style-name="P30">Trouvez les jeux de paramètres qui favorisent la formation de bancs à long terme. Quels types de bancs peut-on obtenir ? Expliquez.</text:p>
            </text:list-item>
            <text:list-item>
              <text:p text:style-name="P30">Un banc une fois formé peut-il se désagréger ?</text:p>
            </text:list-item>
            <text:list-item>
              <text:p text:style-name="P5">Quels sont les effets quand on désactive des règles ? Quel nombre minimal de règles faut-il pour avoir un banc ? Expliquez.</text:p>
            </text:list-item>
          </text:list>
        </text:list-item>
      </text:list>
      <text:h text:style-name="P52" text:outline-level="3">3.2 Modèle alternatif</text:h>
      <text:list xml:id="list7045943531436355031" text:style-name="L8">
        <text:list-item>
          <text:p text:style-name="P46"><text:span text:style-name="T2">Avec </text:span><text:span text:style-name="Strong_20_Emphasis"><text:span text:style-name="T2">NetLogo 3D</text:span></text:span><text:span text:style-name="T2">, ouvrir le modèle : </text:span><text:span text:style-name="T5">File -&gt; Models Library-&gt;3D -&gt; Sample Models -&gt; Flocking 3D Alternate</text:span></text:p>
        </text:list-item>
        <text:list-item>
          <text:p text:style-name="P31">Regardez bien les 3 sections de chaque programme : <text:span text:style-name="T6">Info</text:span> pour savoir ce <text:soft-page-break/>que ça fait, et <text:span text:style-name="T6">Interface</text:span> pour le faire tourner et "jouer" avec la simulation.</text:p>
        </text:list-item>
        <text:list-item>
          <text:p text:style-name="P46"><text:span text:style-name="T2">Faites tourner le modèle 1 ou 2 fois en changeant quelques paramètres (suivre. </text:span><text:span text:style-name="T5">Info-&gt; How to Use it</text:span><text:span text:style-name="T2">). Dans</text:span><text:span text:style-name="T5">3D View</text:span><text:span text:style-name="T2">, passez </text:span><text:span text:style-name="Emphasis"><text:span text:style-name="T2">view updates</text:span></text:span><text:span text:style-name="T2"> en </text:span><text:span text:style-name="Emphasis"><text:span text:style-name="T2">continuous</text:span></text:span><text:span text:style-name="T2"> pour accélérer un peu et voir ce qui se passe à moyen/long terme.</text:span></text:p>
        </text:list-item>
        <text:list-item>
          <text:p text:style-name="P46"><text:span text:style-name="Strong_20_Emphasis"><text:span text:style-name="T2">Analysez le code</text:span></text:span></text:p>
        </text:list-item>
        <text:list-item>
          <text:p text:style-name="P31">En quoi l'approche de ce modèle est-elle différente du modèle de base. Quels sont les apports et les effets attendus ?</text:p>
        </text:list-item>
        <text:list-item>
          <text:p text:style-name="P46"><text:span text:style-name="Strong_20_Emphasis"><text:span text:style-name="T2">Expérimentez : </text:span></text:span><text:span text:style-name="T2">THINGS TO NOTICE / TO TRY</text:span></text:p>
          <text:list>
            <text:list-item>
              <text:p text:style-name="P31">Trouvez les jeux de paramètres qui favorisent la formation de bancs et quels sont les types de bancs qu'on peut obtenir. Expliquez.</text:p>
            </text:list-item>
            <text:list-item>
              <text:p text:style-name="P31">La formation de bancs est-elle plus rapide ou plus lente qu'avec le modèle de base ? Pourquoi ?</text:p>
            </text:list-item>
            <text:list-item>
              <text:p text:style-name="P6">Faites varier les obstacles et étudiez les capacités d'adaptation des agents à ces changements d'environnement</text:p>
            </text:list-item>
          </text:list>
        </text:list-item>
      </text:list>
      <text:h text:style-name="P52" text:outline-level="3">3.3 Ajout de prédateurs</text:h>
      <text:p text:style-name="P19">Un des intérêts de la formation de ces bancs, l'avantage adaptatif du groupe, est que cela favorise l'évitement collectif d'un prédateur et diminue le nombre de tués. A vous de le vérifier !</text:p>
      <text:list xml:id="list7429665768652463891" text:style-name="L9">
        <text:list-item>
          <text:p text:style-name="P47"><text:span text:style-name="T2">A partir du modèle de base ou du modèle alternatif (la moitié des binômes choisit l'un ou l'autre),</text:span><text:span text:style-name="Strong_20_Emphasis"><text:span text:style-name="T2"> construisez un nouveau modèle NetLogo qui introduit des prédateurs</text:span></text:span><text:span text:style-name="T2"> :</text:span></text:p>
          <text:list>
            <text:list-item>
              <text:p text:style-name="P32">Déterminer le comportement de base de votre prédateur et ses paramètres (ces règles de comportement doivent être locales et simples !)</text:p>
            </text:list-item>
            <text:list-item>
              <text:p text:style-name="P32">On supposera que les prédateurs ne meurent pas</text:p>
            </text:list-item>
            <text:list-item>
              <text:p text:style-name="P47"><text:span text:style-name="T2">On donnera aux proies et aux prédateurs une</text:span><text:span text:style-name="Strong_20_Emphasis"><text:span text:style-name="T2"> perception limitée</text:span></text:span><text:span text:style-name="T2"> : angle de vision et nombre de patches seront limités</text:span></text:p>
            </text:list-item>
            <text:list-item>
              <text:p text:style-name="P32">Expérimentez, faites varier vos paramètres, décrivez les comportements possibles à long terme. Expliquez. A quelles conditions</text:p>
            </text:list-item>
            <text:list-item>
              <text:p text:style-name="P32">Pour tout le monde : comparaison de l'efficacité des proies entre le modèle de base et alternatif</text:p>
            </text:list-item>
          </text:list>
        </text:list-item>
        <text:list-item>
          <text:p text:style-name="P7"><text:soft-page-break/>En quoi ce modèle diffère-t-il de celui étudié précédemment (section 2) ?</text:p>
        </text:list-item>
      </text:list>
      <text:h text:style-name="P52" text:outline-level="3">3.4 Pour aller plus loin :</text:h>
      <text:list xml:id="list4803969042257161637" text:style-name="L10">
        <text:list-item>
          <text:p text:style-name="P48"><text:span text:style-name="T2">Voir par exemple le simulateur pour l'animation 3D : </text:span><text:a xlink:type="simple" xlink:href="http://wiki.blender.org/index.php/Main_Page" text:style-name="Internet_20_link" text:visited-style-name="Visited_20_Internet_20_Link">Blender</text:a><text:span text:style-name="T2"> (inclus une </text:span><text:a xlink:type="simple" xlink:href="http://wiki.blender.org/index.php/Doc:FR/2.6/Manual/Physics/Particles/Physics/Boids" text:style-name="Internet_20_link" text:visited-style-name="Visited_20_Internet_20_Link">version</text:a><text:span text:style-name="T2"> des Boids - </text:span><text:a xlink:type="simple" xlink:href="https://www.youtube.com/watch?v=rN8DzlgMt3M" text:style-name="Internet_20_link" text:visited-style-name="Visited_20_Internet_20_Link">video</text:a><text:span text:style-name="T2">)</text:span></text:p>
        </text:list-item>
        <text:list-item>
          <text:p text:style-name="P14"><text:span text:style-name="T2">Environnements virtuels (pour le cinéma notamment) - exemple : </text:span><text:a xlink:type="simple" xlink:href="http://www.massivesoftware.com/" text:style-name="Internet_20_link" text:visited-style-name="Visited_20_Internet_20_Link">Massive</text:a></text:p>
        </text:list-item>
      </text:list>
      <text:h text:style-name="P53" text:outline-level="2">4. Épidémiologie - transmission de virus</text:h>
      <text:p text:style-name="P18"><text:span text:style-name="Emphasis"><text:span text:style-name="T2">On s'intéresse ici à une </text:span></text:span><text:span text:style-name="Emphasis"><text:span text:style-name="Strong_20_Emphasis"><text:span text:style-name="T2">phénomène de diffusion </text:span></text:span></text:span><text:span text:style-name="Emphasis"><text:span text:style-name="T2">faisant intervenir des comportements humains. Il s'agit de la diffusion d'un virus au sein d'une population.</text:span></text:span></text:p>
      <text:h text:style-name="P52" text:outline-level="3">4.1 Modèle de base</text:h>
      <text:list xml:id="list1747253458126040320" text:style-name="L11">
        <text:list-item>
          <text:p text:style-name="P33">Ouvrir le modèle : <text:span text:style-name="T6">File -&gt; Models Library -&gt; Sample Models -&gt; Biology-&gt; Virus</text:span></text:p>
        </text:list-item>
        <text:list-item>
          <text:p text:style-name="P33">Regardez bien les 3 sections de chaque programme : <text:span text:style-name="T6">Info</text:span> pour savoir ce que ça fait, et <text:span text:style-name="T6">Interface</text:span> pour le faire tourner et "jouer" avec la simulation. <text:span text:style-name="T6">Code</text:span> contient le code</text:p>
        </text:list-item>
        <text:list-item>
          <text:p text:style-name="P33">S'agit-il encore d'agents réactifs ici ?</text:p>
        </text:list-item>
        <text:list-item>
          <text:p text:style-name="P33">Faites tourner le modèle 1 ou 2 fois en changeant quelques paramètres (suivre <text:span text:style-name="T6">Info-&gt; How to Use it</text:span>)</text:p>
        </text:list-item>
        <text:list-item>
          <text:p text:style-name="P49"><text:span text:style-name="Strong_20_Emphasis"><text:span text:style-name="T2">Analysez le code</text:span></text:span></text:p>
        </text:list-item>
        <text:list-item>
          <text:p text:style-name="P49"><text:span text:style-name="Strong_20_Emphasis"><text:span text:style-name="T2">Expérimentez et analysez : </text:span></text:span><text:span text:style-name="T2">THINGS TO NOTICE / TO TRY</text:span></text:p>
          <text:list>
            <text:list-item>
              <text:p text:style-name="P8">Explorez les paramètres et leur effets sur l'intensité de l'infection</text:p>
            </text:list-item>
          </text:list>
        </text:list-item>
      </text:list>
      <text:h text:style-name="P52" text:outline-level="3">4.2. Extensions</text:h>
      <text:list xml:id="list5666411273630766585" text:style-name="L12">
        <text:list-item>
          <text:p text:style-name="P34">Indiquez les différentes directions à prendre pour rendre le modèle plus réaliste</text:p>
          <text:list>
            <text:list-item>
              <text:p text:style-name="P34">Sur le comportement individuel des agents ?</text:p>
            </text:list-item>
            <text:list-item>
              <text:p text:style-name="P34">Sur les interactions entre agents ?</text:p>
            </text:list-item>
            <text:list-item>
              <text:p text:style-name="P34">Sur le comportement du virus</text:p>
            </text:list-item>
            <text:list-item>
              <text:p text:style-name="P34">Environnement ?</text:p>
            </text:list-item>
          </text:list>
        </text:list-item>
        <text:list-item>
          <text:p text:style-name="P15"><text:span text:style-name="Strong_20_Emphasis"><text:span text:style-name="T2">Choisissez quelques améliorations, implémentez, testez, analysez</text:span></text:span><text:span text:style-name="T2"> !</text:span></text:p>
        </text:list-item>
      </text:list>
      <text:h text:style-name="P52" text:outline-level="3"><text:soft-page-break/>4.3 Pour approfondir :</text:h>
      <text:list xml:id="list7475417933704945034" text:style-name="L13">
        <text:list-item>
          <text:p text:style-name="P50"><text:span text:style-name="T2">Lien avec les </text:span><text:a xlink:type="simple" xlink:href="http://en.wikipedia.org/wiki/Epidemic_model" text:style-name="Internet_20_link" text:visited-style-name="Visited_20_Internet_20_Link">modèles mathématiques</text:a><text:span text:style-name="T2"> en épidémiologie : en quoi les modèles ABM étudiés ici diffèrent de ces modèles ?</text:span></text:p>
        </text:list-item>
        <text:list-item>
          <text:p text:style-name="P35">Voir d'autres modèles dans NetLogo (ex : AIDS)</text:p>
        </text:list-item>
        <text:list-item>
          <text:p text:style-name="P16"><text:span text:style-name="T2">Nombreux articles de recherche dans ce domaine : </text:span><text:a xlink:type="simple" xlink:href="https://ibiostat.be/publications/phd/landerwillem.pdf" text:style-name="Internet_20_link" text:visited-style-name="Visited_20_Internet_20_Link">Exemple</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AROM MATTHIEU</meta:initial-creator>
    <meta:creation-date>2016-09-26T08:58:38.965777591</meta:creation-date>
    <dc:date>2016-09-26T10:43:07.936497519</dc:date>
    <dc:creator>WOLAROM MATTHIEU</dc:creator>
    <meta:editing-duration>PT42M57S</meta:editing-duration>
    <meta:editing-cycles>4</meta:editing-cycles>
    <meta:generator>LibreOffice/4.3.3.2$Linux_X86_64 LibreOffice_project/430m0$Build-2</meta:generator>
    <meta:document-statistic meta:table-count="0" meta:image-count="0" meta:object-count="0" meta:page-count="8" meta:paragraph-count="124" meta:word-count="1596" meta:character-count="9357" meta:non-whitespace-character-count="7952"/>
  </office:meta>
</office:document-meta>
</file>